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1pt" officeooo:rsid="00204a71" officeooo:paragraph-rsid="00204a71" style:font-size-asian="11pt" style:font-size-complex="11pt"/>
    </style:style>
    <style:style style:name="P2" style:family="paragraph" style:parent-style-name="Standard">
      <style:text-properties fo:font-size="11pt" officeooo:rsid="001f52b4" officeooo:paragraph-rsid="001f52b4" style:font-size-asian="11pt" style:font-size-complex="11pt"/>
    </style:style>
    <style:style style:name="P3" style:family="paragraph" style:parent-style-name="Standard">
      <style:text-properties fo:font-size="11pt" officeooo:rsid="00228a9f" officeooo:paragraph-rsid="00228a9f" style:font-size-asian="11pt" style:font-size-complex="11pt"/>
    </style:style>
    <style:style style:name="P4" style:family="paragraph" style:parent-style-name="Standard">
      <style:text-properties fo:font-size="11pt" officeooo:rsid="00228a9f" officeooo:paragraph-rsid="00228a9f" style:font-size-asian="11pt" style:font-size-complex="11pt"/>
    </style:style>
    <style:style style:name="P5" style:family="paragraph" style:parent-style-name="Standard">
      <style:text-properties fo:font-size="11pt" officeooo:rsid="00231f86" officeooo:paragraph-rsid="00231f86" style:font-size-asian="11pt" style:font-size-complex="11pt"/>
    </style:style>
    <style:style style:name="P6" style:family="paragraph" style:parent-style-name="Standard">
      <style:text-properties fo:font-size="11pt" officeooo:rsid="002333aa" officeooo:paragraph-rsid="002333a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:- 2.] <text:s text:c="2"/>INFIX TO POSTFIX</text:p>
      <text:p text:style-name="P2">INPUT:-</text:p>
      <text:p text:style-name="P2">#include&lt;stdio.h&gt; </text:p>
      <text:p text:style-name="P2">#include&lt;stdlib.h&gt; </text:p>
      <text:p text:style-name="P2"/>
      <text:p text:style-name="P2">int stack[20],top=0; </text:p>
      <text:p text:style-name="P2">char inf[40],pos[40]; </text:p>
      <text:p text:style-name="P2">void push(int); </text:p>
      <text:p text:style-name="P2">void postfix(); </text:p>
      <text:p text:style-name="P2">char pop(); </text:p>
      <text:p text:style-name="P2"/>
      <text:p text:style-name="P2">void main() </text:p>
      <text:p text:style-name="P2">{ </text:p>
      <text:p text:style-name="P2"><text:s/>printf("INFIX TO POSTFIX\n"); </text:p>
      <text:p text:style-name="P2"><text:s/>printf("Enter the expression:- "); </text:p>
      <text:p text:style-name="P2"><text:s/>scanf("%s",inf); </text:p>
      <text:p text:style-name="P2"><text:s/>postfix(); </text:p>
      <text:p text:style-name="P2">} </text:p>
      <text:p text:style-name="P2"/>
      <text:p text:style-name="P2">void postfix() </text:p>
      <text:p text:style-name="P2">{ </text:p>
      <text:p text:style-name="P2"><text:s/>int i,j=0; </text:p>
      <text:p text:style-name="P2"><text:s/>for(i=0;inf[i]!=NULL;i++) </text:p>
      <text:p text:style-name="P2"><text:s text:c="3"/>{ </text:p>
      <text:p text:style-name="P2"><text:s text:c="4"/>switch(inf[i]) </text:p>
      <text:p text:style-name="P2"><text:s text:c="7"/>{ </text:p>
      <text:p text:style-name="P2"><text:s text:c="8"/>case '+' : while(stack[top]&gt;=1) </text:p>
      <text:p text:style-name="P2"><text:s text:c="19"/>pos[j++]=pop(); </text:p>
      <text:p text:style-name="P2"><text:s text:c="19"/>push(1); </text:p>
      <text:p text:style-name="P2"><text:s text:c="19"/>break; </text:p>
      <text:p text:style-name="P2"><text:s text:c="8"/>case '-' : while(stack[top]&gt;=2) </text:p>
      <text:p text:style-name="P2"><text:s text:c="19"/>pos[j++]=pop(); </text:p>
      <text:p text:style-name="P2"><text:s text:c="19"/>push(2); </text:p>
      <text:p text:style-name="P2"><text:s text:c="19"/>break; </text:p>
      <text:p text:style-name="P2"><text:s text:c="8"/>case '*' : while(stack[top]&gt;=3) </text:p>
      <text:p text:style-name="P2"><text:s text:c="19"/>pos[j++]=pop(); </text:p>
      <text:p text:style-name="P2"><text:s text:c="19"/>push(3); </text:p>
      <text:p text:style-name="P2"><text:s text:c="19"/>break; </text:p>
      <text:p text:style-name="P2"><text:s text:c="8"/>case '/' : while(stack[top]&gt;=4) </text:p>
      <text:p text:style-name="P2"><text:s text:c="19"/>pos[j++]=pop(); </text:p>
      <text:p text:style-name="P2"><text:s text:c="19"/>push(4); </text:p>
      <text:p text:style-name="P2"><text:s text:c="19"/>break; </text:p>
      <text:p text:style-name="P2"><text:s text:c="8"/>case '^' : while(stack[top]&gt;=5) </text:p>
      <text:p text:style-name="P2"><text:s text:c="19"/>pos[j++]=pop(); </text:p>
      <text:p text:style-name="P2"><text:s text:c="19"/>push(5); </text:p>
      <text:p text:style-name="P2"><text:s text:c="19"/>break; </text:p>
      <text:p text:style-name="P2"><text:s text:c="8"/>case '(' : push(0); </text:p>
      <text:p text:style-name="P2"><text:s text:c="19"/>break; </text:p>
      <text:p text:style-name="P2"><text:s text:c="8"/>case ')' : while(stack[top]!=0) </text:p>
      <text:p text:style-name="P2"><text:s text:c="19"/>pos[j++]=pop(); </text:p>
      <text:p text:style-name="P2"><text:s text:c="19"/>top--; </text:p>
      <text:p text:style-name="P2"><text:s text:c="19"/>break; </text:p>
      <text:p text:style-name="P2"><text:s text:c="8"/>default <text:s/>: pos[j++]=inf[i]; </text:p>
      <text:p text:style-name="P2"><text:s text:c="7"/>} </text:p>
      <text:p text:style-name="P2"><text:s text:c="4"/>} </text:p>
      <text:p text:style-name="P2"><text:soft-page-break/><text:s/>while(top&gt;0) </text:p>
      <text:p text:style-name="P2"><text:s text:c="3"/>pos[j++]=pop(); </text:p>
      <text:p text:style-name="P2"><text:s/>printf("The postfix expression is %s\n",pos); </text:p>
      <text:p text:style-name="P2">} </text:p>
      <text:p text:style-name="P2"/>
      <text:p text:style-name="P2">void push(int ele) </text:p>
      <text:p text:style-name="P2">{ </text:p>
      <text:p text:style-name="P2"><text:s/>top++; </text:p>
      <text:p text:style-name="P2"><text:s/>stack[top]=ele; </text:p>
      <text:p text:style-name="P2"><text:s/></text:p>
      <text:p text:style-name="P2">} </text:p>
      <text:p text:style-name="P2"/>
      <text:p text:style-name="P2">char pop() </text:p>
      <text:p text:style-name="P2">{ </text:p>
      <text:p text:style-name="P2"><text:s/>char e; </text:p>
      <text:p text:style-name="P2"><text:s/>e=stack[top]; </text:p>
      <text:p text:style-name="P2"><text:s/>top--; </text:p>
      <text:p text:style-name="P2"><text:s/>switch(e) </text:p>
      <text:p text:style-name="P2"><text:s text:c="2"/>{ </text:p>
      <text:p text:style-name="P2"><text:s text:c="3"/>case 1 : e='+'; </text:p>
      <text:p text:style-name="P2"><text:s text:c="12"/>break; </text:p>
      <text:p text:style-name="P2"><text:s text:c="3"/>case 2 : e='-'; </text:p>
      <text:p text:style-name="P2"><text:s text:c="12"/>break; </text:p>
      <text:p text:style-name="P2"><text:s text:c="3"/>case 3 : e='*'; </text:p>
      <text:p text:style-name="P2"><text:s text:c="12"/>break; </text:p>
      <text:p text:style-name="P2"><text:s text:c="3"/>case 4 : e='/'; </text:p>
      <text:p text:style-name="P2"><text:s text:c="12"/>break; </text:p>
      <text:p text:style-name="P2"><text:s text:c="3"/>case 5 : e='^'; </text:p>
      <text:p text:style-name="P2"><text:s text:c="12"/>break; </text:p>
      <text:p text:style-name="P2"><text:s text:c="3"/>default : break; </text:p>
      <text:p text:style-name="P2"><text:s text:c="2"/>} </text:p>
      <text:p text:style-name="P2"><text:s/>return(e); </text:p>
      <text:p text:style-name="P2">}</text:p>
      <text:p text:style-name="P2"/>
      <text:p text:style-name="P3">OUTPUT:-</text:p>
      <text:p text:style-name="P3">student@CE4PC-12:~$ ./infix </text:p>
      <text:p text:style-name="P3">INFIX TO POSTFIX </text:p>
      <text:p text:style-name="P3">Enter the expression:- A+(B*(C-D)/E) </text:p>
      <text:p text:style-name="P3">The postfix expression is ABCD-E/*+ </text:p>
      <text:p text:style-name="P5">student@CE4PC-12:~$ ./infix</text:p>
      <text:p text:style-name="P5">INFIX TO POSTFIX</text:p>
      <text:p text:style-name="P5">Enter the expression:- 5*(6+2)-(12/4)</text:p>
      <text:p text:style-name="P5">The postfix expression is 562+*124/-</text:p>
      <text:p text:style-name="P6">student@CE4PC-12:~$ ./infix</text:p>
      <text:p text:style-name="P6">INFIX TO POSTFIX</text:p>
      <text:p text:style-name="P6">Enter the expression:- A*(B+C*D)+E <text:s text:c="6"/></text:p>
      <text:p text:style-name="P6">The postfix expression is ABCD*+*E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204a71" officeooo:paragraph-rsid="00204a71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5:14:22.615828224</meta:creation-date>
    <dc:date>2015-08-07T16:11:13.054615749</dc:date>
    <meta:editing-duration>PT3M50S</meta:editing-duration>
    <meta:editing-cycles>6</meta:editing-cycles>
    <meta:generator>LibreOffice/4.2.3.3$Linux_x86 LibreOffice_project/420m0$Build-3</meta:generator>
    <meta:document-statistic meta:table-count="0" meta:image-count="0" meta:object-count="0" meta:page-count="2" meta:paragraph-count="97" meta:word-count="196" meta:character-count="2056" meta:non-whitespace-character-count="1307"/>
  </office:meta>
</office:document-meta>
</file>